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 style:list-style-name="L1"/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Text_20_body" style:list-style-name="L2">
      <style:paragraph-properties fo:margin-left="0.9846in" fo:margin-right="0in" fo:text-align="start" style:justify-single-word="false" fo:text-indent="-0.25in" style:auto-text-indent="false"/>
    </style:style>
    <style:style style:name="P6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World</text:h>
      <text:list xml:id="list1176546379" text:style-name="L1">
        <text:list-header>
          <text:p text:style-name="P4"/>
          <text:p text:style-name="P3">World is represented with (limited?) number of “points”:</text:p>
        </text:list-header>
      </text:list>
      <text:list xml:id="list61930409" text:style-name="L2">
        <text:list-item>
          <text:p text:style-name="P5">each of which represents piece of space. </text:p>
        </text:list-item>
        <text:list-item>
          <text:p text:style-name="P5">They have (mostly) fixed position one to each other</text:p>
        </text:list-item>
      </text:list>
      <text:p text:style-name="P2">Each point can hold some (or piece of) food.</text:p>
      <text:p text:style-name="P2">Each point can hold one (sometimes more) lifeforms (can be of different type).</text:p>
      <text:p text:style-name="P2">World is moved/driven by “tick(s)” which represent tiniest piece of time passing by.</text:p>
      <text:p text:style-name="P1"/>
      <text:h text:style-name="Heading_20_2" text:outline-level="2">World1D</text:h>
      <text:p text:style-name="Text_20_body"/>
      <text:p text:style-name="Text_20_body">This is 1-dimensional world.</text:p>
      <text:p text:style-name="Text_20_body">Number of points is fixed.</text:p>
      <text:p text:style-name="Text_20_body">Points are placed on a circle</text:p>
      <text:p text:style-name="Text_20_body">Life forms move only forward (and inputs come only from this side), so the world is like infinite tape</text:p>
      <text:p text:style-name="Text_20_body">Food is provided by appropriate (configured) Food Factory.</text:p>
      <text:p text:style-name="Text_20_body">One point can hold one or more lifeforms.</text:p>
      <text:p text:style-name="Text_20_body"/>
      <text:h text:style-name="Heading_20_1" text:outline-level="1">Food Factory</text:h>
      <text:p text:style-name="Text_20_body"/>
      <text:p text:style-name="Text_20_body">Food factory is in charge of deciding where and when will new food appear in the World. It is driven by world's ticks.</text:p>
      <text:p text:style-name="Text_20_body"/>
      <text:h text:style-name="Heading_20_2" text:outline-level="2">ConstantFoodFactory</text:h>
      <text:p text:style-name="P2"/>
      <text:p text:style-name="P2">This factory will constantly produce new food on the pre-defined rate (food items per time tick).</text:p>
      <text:p text:style-name="P2"/>
      <text:h text:style-name="Heading_20_1" text:outline-level="1">Life Form</text:h>
      <text:p text:style-name="Text_20_body">Has power, age, etc.</text:p>
      <text:p text:style-name="Text_20_body">Has minimum reproduction power level (cannot reproduce if too weak)</text:p>
      <text:p text:style-name="Text_20_body">Has brain.</text:p>
      <text:p text:style-name="Text_20_body"><text:soft-page-break/>Accepts inputs for food, predator and other life forms in proximity</text:p>
      <text:p text:style-name="Text_20_body">Passes inputs to brain, adds another input: hunger</text:p>
      <text:p text:style-name="Text_20_body">Brain produces set of actions (world reacts on them)</text:p>
      <text:p text:style-name="Text_20_body">Can reproduce with other life form on the same poin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Arandjelovic</meta:initial-creator>
    <meta:creation-date>2012-02-21T19:18:22</meta:creation-date>
    <meta:generator>LibreOffice/3.4$Unix LibreOffice_project/340m1$Build-402</meta:generator>
    <dc:date>2012-02-27T18:37:17</dc:date>
    <dc:creator>Ivan Arandjelovic</dc:creator>
    <meta:editing-duration>PT20M7S</meta:editing-duration>
    <meta:editing-cycles>6</meta:editing-cycles>
    <meta:document-statistic meta:table-count="0" meta:image-count="0" meta:object-count="0" meta:page-count="2" meta:paragraph-count="26" meta:word-count="211" meta:character-count="1228" meta:non-whitespace-character-count="1044"/>
  </office:meta>
</office:document-meta>
</file>